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Text_20_body">
      <style:paragraph-properties fo:text-align="start" style:justify-single-word="false" style:writing-mode="lr-tb"/>
    </style:style>
    <style:style style:name="P3" style:family="paragraph" style:parent-style-name="Text_20_body">
      <style:paragraph-properties fo:text-align="start" style:justify-single-word="false" fo:padding="0.0138in" fo:border="0.26pt solid #d9d9e3" style:shadow="none" style:writing-mode="lr-tb"/>
    </style:style>
    <style:style style:name="P4" style:family="paragraph" style:parent-style-name="Standard">
      <style:paragraph-properties fo:text-align="center" style:justify-single-word="false" style:writing-mode="lr-tb"/>
    </style:style>
    <style:style style:name="P5" style:family="paragraph" style:parent-style-name="Text_20_body">
      <style:paragraph-properties fo:text-align="start" style:justify-single-word="false" style:writing-mode="lr-tb"/>
      <style:text-properties fo:font-size="16pt" style:font-size-asian="16pt" style:font-size-complex="16pt"/>
    </style:style>
    <style:style style:name="P6" style:family="paragraph" style:parent-style-name="Text_20_body">
      <style:paragraph-properties fo:text-align="center" style:justify-single-word="false" fo:padding="0.0138in" fo:border="0.26pt solid #d9d9e3" style:shadow="none" style:writing-mode="lr-tb"/>
      <style:text-properties fo:color="#ff0000" loext:opacity="100%"/>
    </style:style>
    <style:style style:name="P7" style:family="paragraph" style:parent-style-name="Text_20_body" style:list-style-name="WWNum1">
      <style:paragraph-properties fo:margin-left="0.4925in" fo:margin-right="0in"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P8" style:family="paragraph" style:parent-style-name="Text_20_body" style:list-style-name="WWNum2">
      <style:paragraph-properties fo:margin-left="0.4925in" fo:margin-right="0in"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style:font-size-asian="16pt" style:font-size-complex="16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Overview dashboard personal management system</text:span> </text:p>
      <text:p text:style-name="P1"/>
      <text:p text:style-name="P1"/>
      <text:p text:style-name="P5">Overview Section: Start with a high-level summary of your financial situation. Include key metrics such as total income, total expenses, savings progress, and net worth. This provides a quick snapshot of your financial health.</text:p>
      <text:list xml:id="list1506368343" text:style-name="WWNum1">
        <text:list-item>
          <text:p text:style-name="P7"><text:span text:style-name="T4">Income and Expense Tracking:</text:span> Display a breakdown of your income and expenses over a specific period. Use visualizations like pie charts or bar graphs to show the percentage distribution across various categories.</text:p>
        </text:list-item>
        <text:list-item>
          <text:p text:style-name="P7"><text:span text:style-name="T4">Budget Progress:</text:span> Show your budgeting progress by comparing actual expenses to your budgeted amounts. Include a progress bar or a visual indicator to easily see if you are within your budget limits.</text:p>
        </text:list-item>
        <text:list-item>
          <text:p text:style-name="P7"><text:span text:style-name="T4">Savings Goals: </text:span>If you have set savings goals, feature a section to track your progress towards each goal. Display the target amount, cu+rrent savings, and the remaining amount needed to achieve the goal.</text:p>
        </text:list-item>
        <text:list-item>
          <text:p text:style-name="P7"><text:span text:style-name="T4">Bill Reminders:</text:span> Include a section that lists upcoming bills and their due dates. Highlight any overdue bills or provide alerts for approaching payment deadlines.</text:p>
        </text:list-item>
        <text:list-item>
          <text:p text:style-name="P7"><text:span text:style-name="T4">Transaction History:</text:span> Provide a history of your financial transactions, categorized by type (income or expense), date, amount, and category. This allows you to review your spending patterns and identify areas where you can make adjustments.</text:p>
        </text:list-item>
        <text:list-item>
          <text:p text:style-name="P7"><text:span text:style-name="T4">Net Worth Tracker:</text:span> Show a graphical representation of your net worth over time. This can be presented as a line graph or a stacked area chart, allowing you to visualize your financial progress.</text:p>
        </text:list-item>
        <text:list-item>
          <text:p text:style-name="P7"><text:span text:style-name="T4">Financial Insights: </text:span>Offer personalized insights and recommendations based on your financial data. For example, suggest ways to reduce expenses, identify potential savings opportunities, or provide tips for improving your financial well-being.</text:p>
        </text:list-item>
        <text:list-item>
          <text:p text:style-name="P7"><text:span text:style-name="T4">Customization Options: </text:span>Allow users to customize the dashboard based on their preferences. They can choose the widgets they want to see, rearrange sections, or set personalized goals.</text:p>
        </text:list-item>
        <text:list-item>
          <text:p text:style-name="P7"><text:span text:style-name="T4">Mobile-Friendly Design:</text:span> Ensure that your dashboard is responsive and accessible on different devices, including smartphones and tablets. This allows users to track their finances on the go.</text:p>
        </text:list-item>
      </text:list>
      <text:p text:style-name="P3"/>
      <text:p text:style-name="P6">END OF DASHBOARD</text:p>
      <text:p text:style-name="P4"><text:span text:style-name="T2"><text:s text:c="7"/></text:span><text:span text:style-name="T1">Other sections</text:span></text:p>
      <text:p text:style-name="P2"><text:span text:style-name="T3">Debt Management</text:span><text:span text:style-name="T2">: If you have outstanding debts, include a section that provides an overview of your debt balances, interest rates, and repayment </text:span><text:soft-page-break/><text:span text:style-name="T2">progress. You can display a debt payoff plan or a visualization showing the reduction of your debt over time.</text:span></text:p>
      <text:list xml:id="list3481593389" text:style-name="WWNum2">
        <text:list-item>
          <text:p text:style-name="P8"><text:span text:style-name="T4">Investment Portfolio</text:span>: If you have investments, showcase a section that tracks the performance of your investment portfolio. Include visualizations and metrics such as asset allocation, investment returns, and portfolio growth.</text:p>
        </text:list-item>
        <text:list-item>
          <text:p text:style-name="P8"><text:span text:style-name="T4">Cash Flow Analysis:</text:span> Display a cash flow statement that outlines your inflows and outflows of cash over a specific period. This helps you understand how money moves in and out of your accounts and identify any cash flow gaps.</text:p>
        </text:list-item>
        <text:list-item>
          <text:p text:style-name="P8"><text:span text:style-name="T4">Financial Goals</text:span>: Create a section dedicated to your financial goals, both short-term and long-term. Include goals such as saving for retirement, buying a house, or starting a business. Show the progress towards each goal and provide insights on how to achieve them.</text:p>
        </text:list-item>
        <text:list-item>
          <text:p text:style-name="P8"><text:span text:style-name="T4">Trend Analysis</text:span>: Utilize visualizations or graphs to display trends in your income, expenses, savings, or net worth over time. This allows you to identify patterns, track improvements, and make informed financial decisions.</text:p>
        </text:list-item>
        <text:list-item>
          <text:p text:style-name="P8"><text:span text:style-name="T4">Alerts anIncome and Expense Tracking: Display a breakdown of your income and expenses over a specific period.d Notifications: </text:span>Implement a section that provides real-time alerts and notifications. These can include low balance alerts, unusual spending patterns, or reminders to review and update your financial plan.</text:p>
        </text:list-item>
        <text:list-item>
          <text:p text:style-name="P8"><text:span text:style-name="T4">Expense Analysis</text:span>: Break down your expenses by category (e.g., housing, transportation, entertainment) and display a visual representation of how much you're spending in each area. This helps you identify areas where you may be overspending and make adjustments accordingly.</text:p>
        </text:list-item>
        <text:list-item>
          <text:p text:style-name="P8"><text:span text:style-name="T4">Goal Setting and Tracking:</text:span> Allow users to set new financial goals directly from the dashboard. Provide the ability to track the progress of each goal and offer suggestions or tips to help achieve them.</text:p>
        </text:list-item>
        <text:list-item>
          <text:p text:style-name="P8"><text:span text:style-name="T4">Financial Calendar:</text:span> Include a financial calendar that displays important dates, such as tax filing deadlines, insurance renewal dates, investment contribution deadlines, and other financial events relevant to your situation.</text:p>
        </text:list-item>
        <text:list-item>
          <text:p text:style-name="P8"><text:span text:style-name="T4">Data Export and Reports</text:span>: Enable users to export their financial data or generate comprehensive reports. This allows for further analysis, sharing with financial advisors, or tax preparation purposes.</text:p>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text:start-value="1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9T09:06:43.965984195</meta:creation-date>
    <dc:language>en-US</dc:language>
    <meta:editing-cycles>2</meta:editing-cycles>
    <meta:editing-duration>PT23M58S</meta:editing-duration>
    <meta:generator>LibreOffice/7.3.7.2$Linux_X86_64 LibreOffice_project/30$Build-2</meta:generator>
    <dc:date>2023-06-19T20:17:25.337720774</dc:date>
    <meta:document-statistic meta:table-count="0" meta:image-count="0" meta:object-count="0" meta:page-count="2" meta:paragraph-count="23" meta:word-count="695" meta:character-count="4575" meta:non-whitespace-character-count="3913"/>
    <meta:user-defined meta:name="AppVersion">15.0000</meta:user-defined>
  </office:meta>
</office:document-meta>
</file>